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28c8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28c8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b018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paragraph-rsid="00028c8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28c8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5d453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75764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5d453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font-size="18pt" officeooo:rsid="00028c8b" officeooo:paragraph-rsid="00028c8b" style:font-size-asian="18pt" style:font-size-complex="18pt"/>
    </style:style>
    <style:style style:name="P12" style:family="paragraph" style:parent-style-name="Table_20_Contents">
      <style:paragraph-properties fo:text-align="start" style:justify-single-word="false"/>
      <style:text-properties fo:font-size="18pt" officeooo:rsid="00028c8b" officeooo:paragraph-rsid="00028c8b" style:font-size-asian="18pt" style:font-size-complex="18pt"/>
    </style:style>
    <style:style style:name="P13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14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15" style:family="paragraph" style:parent-style-name="Table_20_Contents">
      <style:paragraph-properties fo:text-align="start" style:justify-single-word="false"/>
      <style:text-properties fo:font-size="18pt" officeooo:rsid="000eac08" officeooo:paragraph-rsid="000eac08" style:font-size-asian="18pt" style:font-size-complex="18pt"/>
    </style:style>
    <style:style style:name="P16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officeooo:paragraph-rsid="001079e4"/>
    </style:style>
    <style:style style:name="P17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style:font-name="Liberation Serif" fo:font-size="14pt" fo:font-weight="normal" officeooo:rsid="00045bb6" officeooo:paragraph-rsid="001079e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15%"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5d453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09649d" officeooo:paragraph-rsid="0008c704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officeooo:rsid="00075764" officeooo:paragraph-rsid="0007576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05d453" officeooo:paragraph-rsid="0005d45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9649d" officeooo:paragraph-rsid="0009649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font-size="12pt" officeooo:paragraph-rsid="001079e4" style:font-size-asian="12pt" style:font-size-complex="1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style:font-name="Liberation Serif" fo:font-size="14pt" officeooo:paragraph-rsid="001079e4" style:font-size-asian="14pt" style:font-size-complex="14pt"/>
    </style:style>
    <style:style style:name="T1" style:family="text">
      <style:text-properties officeooo:rsid="000b0185"/>
    </style:style>
    <style:style style:name="T2" style:family="text">
      <style:text-properties officeooo:rsid="000eac08"/>
    </style:style>
    <style:style style:name="T3" style:family="text">
      <style:text-properties officeooo:rsid="001079e4"/>
    </style:style>
    <style:style style:name="T4" style:family="text">
      <style:text-properties fo:color="#000000" style:font-name="Calibri" fo:font-size="11pt" style:font-size-asian="11pt" style:font-size-complex="11pt"/>
    </style:style>
    <style:style style:name="T5" style:family="text">
      <style:text-properties fo:color="#000000" style:font-name="Calibri" fo:font-weight="normal" officeooo:rsid="001079e4" style:font-name-asian="Times New Roman1" style:language-asian="ru" style:country-asian="RU" style:font-weight-asian="normal" style:font-name-complex="Times New Roman1" style:font-weight-complex="normal"/>
    </style:style>
    <style:style style:name="T6" style:family="text">
      <style:text-properties fo:color="#000000" style:font-name="Liberation Serif" fo:font-size="14pt" style:font-size-asian="14pt" style:font-size-complex="14pt"/>
    </style:style>
    <style:style style:name="T7" style:family="text">
      <style:text-properties fo:color="#000000" style:font-name="Liberation Serif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officeooo:rsid="001079e4"/>
    </style:style>
    <style:style style:name="T10" style:family="text">
      <style:text-properties fo:color="#000000" fo:font-weight="normal" officeooo:rsid="001079e4" style:font-name-asian="Times New Roman1" style:language-asian="ru" style:country-asian="RU" style:font-weight-asian="normal" style:font-name-complex="Times New Roman1" style:font-weight-complex="normal"/>
    </style:style>
    <style:style style:name="T11" style:family="text">
      <style:text-properties officeooo:rsid="001351d8"/>
    </style:style>
    <style:style style:name="T12" style:family="text">
      <style:text-properties officeooo:rsid="0014b9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1"/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1"/>
      <text:p text:style-name="P1"/>
      <text:p text:style-name="P1"/>
      <text:p text:style-name="P5">Лабораторная работа</text:p>
      <text:p text:style-name="P5">по курсу «<text:span text:style-name="T2">Операционные системы</text:span>»</text:p>
      <text:p text:style-name="P5">III Семестр</text:p>
      <text:p text:style-name="P5"/>
      <text:p text:style-name="P6">Задание <text:span text:style-name="T2">2</text:span></text:p>
      <text:p text:style-name="P6">Вариант <text:span text:style-name="T3">6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Студент:</text:p>
          </table:table-cell>
          <table:table-cell table:style-name="Table1.B1" office:value-type="string">
            <text:p text:style-name="P12">Синявский А.В</text:p>
          </table:table-cell>
        </table:table-row>
        <table:table-row>
          <table:table-cell table:style-name="Table1.A5" office:value-type="string">
            <text:p text:style-name="P11">Группа:</text:p>
          </table:table-cell>
          <table:table-cell table:style-name="Table1.B5" office:value-type="string">
            <text:p text:style-name="P12">М80-208Б-18</text:p>
          </table:table-cell>
        </table:table-row>
        <table:table-row>
          <table:table-cell table:style-name="Table1.A5" office:value-type="string">
            <text:p text:style-name="P11">Преподаватель:</text:p>
          </table:table-cell>
          <table:table-cell table:style-name="Table1.B5" office:value-type="string">
            <text:p text:style-name="P15">Миронов Е.С</text:p>
          </table:table-cell>
        </table:table-row>
        <table:table-row>
          <table:table-cell table:style-name="Table1.A5" office:value-type="string">
            <text:p text:style-name="P13"/>
          </table:table-cell>
          <table:table-cell table:style-name="Table1.B5" office:value-type="string">
            <text:p text:style-name="P14"/>
          </table:table-cell>
        </table:table-row>
        <table:table-row>
          <table:table-cell table:style-name="Table1.A5" office:value-type="string">
            <text:p text:style-name="P11">Оценка:</text:p>
          </table:table-cell>
          <table:table-cell table:style-name="Table1.B5" office:value-type="string">
            <text:p text:style-name="P14"/>
          </table:table-cell>
        </table:table-row>
        <table:table-row>
          <table:table-cell table:style-name="Table1.A6" office:value-type="string">
            <text:p text:style-name="P11">Дата:</text:p>
          </table:table-cell>
          <table:table-cell table:style-name="Table1.B6" office:value-type="string">
            <text:p text:style-name="P14"/>
          </table:table-cell>
        </table:table-row>
      </table:table>
      <text:p text:style-name="P6"/>
      <text:p text:style-name="P6"/>
      <text:p text:style-name="P6"/>
      <text:p text:style-name="P2">Москва 2019</text:p>
      <text:p text:style-name="P2"/>
      <text:p text:style-name="P18"><text:soft-page-break/>1. <text:span text:style-name="T3">Описание задания</text:span></text:p>
      <text:p text:style-name="P16"><text:span text:style-name="T4"><text:tab/></text:span><text:span text:style-name="T6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</text:span><text:span text:style-name="T7">pipe</text:span><text:span text:style-name="T6">).</text:span></text:p>
      <text:p text:style-name="P17"><text:span text:style-name="T8">Необходимо обрабатывать системные ошибки, которые могут возникнуть в результате работы.</text:span></text:p>
      <text:p text:style-name="P17"><text:span text:style-name="T8"/></text:p>
      <text:p text:style-name="P17"><text:span text:style-name="T8"><text:tab/><text:tab/></text:span><text:span text:style-name="T9">Вариант 6:</text:span></text:p>
      <text:p text:style-name="P26"><text:span text:style-name="T10"><text:tab/>На вход программе подается команда интерпретатора команд. Программа должна произвести вывод команды в верхнем регистре.</text:span></text:p>
      <text:p text:style-name="P25"><text:span text:style-name="T5"/></text:p>
      <text:p text:style-name="P7"/>
      <text:p text:style-name="P10"/>
      <text:p text:style-name="P10"/>
      <text:p text:style-name="P10"/>
      <text:p text:style-name="P10"/>
      <text:p text:style-name="P8">2. <text:span text:style-name="T3">Код программы</text:span></text:p>
      <text:p text:style-name="P23">#include &lt;stdio.h&gt;</text:p>
      <text:p text:style-name="P23">#include &lt;unistd.h&gt;</text:p>
      <text:p text:style-name="P23">#include &lt;stdlib.h&gt;</text:p>
      <text:p text:style-name="P23"/>
      <text:p text:style-name="P23">int main()</text:p>
      <text:p text:style-name="P23">{</text:p>
      <text:p text:style-name="P23"><text:s text:c="4"/>char buf[160];</text:p>
      <text:p text:style-name="P23"><text:s text:c="4"/>int fd[2];</text:p>
      <text:p text:style-name="P23"><text:s text:c="4"/>pid_t pid;</text:p>
      <text:p text:style-name="P23"><text:s text:c="4"/>if (pipe(fd) &lt; 0){</text:p>
      <text:p text:style-name="P23"><text:s text:c="8"/>printf("Can\'t create pipe\n");</text:p>
      <text:p text:style-name="P23"><text:s text:c="8"/>return -1;</text:p>
      <text:p text:style-name="P23"><text:s text:c="4"/>}</text:p>
      <text:p text:style-name="P23"/>
      <text:p text:style-name="P23"><text:s text:c="4"/>gets(buf);</text:p>
      <text:p text:style-name="P23"/>
      <text:p text:style-name="P23"><text:s text:c="4"/>pid = fork();</text:p>
      <text:p text:style-name="P23"><text:s text:c="4"/>if (pid &lt; 0){</text:p>
      <text:p text:style-name="P23"><text:s text:c="8"/>printf("Can\'t fork\n");</text:p>
      <text:p text:style-name="P23"><text:s text:c="8"/>return -1;</text:p>
      <text:p text:style-name="P23"/>
      <text:p text:style-name="P23"><text:s text:c="4"/>} else if (pid &gt; 0){</text:p>
      <text:p text:style-name="P23"><text:s text:c="8"/>close(fd[1]);</text:p>
      <text:p text:style-name="P23"><text:s text:c="8"/>char c = '1';</text:p>
      <text:p text:style-name="P23"><text:s text:c="8"/>while (c != EOF)</text:p>
      <text:p text:style-name="P23"><text:s text:c="8"/>{</text:p>
      <text:p text:style-name="P23"><text:soft-page-break/><text:s text:c="12"/>read(fd[0], &amp;c, sizeof(char));</text:p>
      <text:p text:style-name="P23"><text:s text:c="12"/>if (c != EOF) {</text:p>
      <text:p text:style-name="P23"><text:s text:c="16"/>if (('a' &lt;= (int)c) &amp;&amp; ((int)c &lt;= 'z'))</text:p>
      <text:p text:style-name="P23"><text:s text:c="20"/>c = c - 32;</text:p>
      <text:p text:style-name="P23"><text:s text:c="16"/>printf("%c", c);</text:p>
      <text:p text:style-name="P23"><text:s text:c="12"/>}</text:p>
      <text:p text:style-name="P23"><text:s text:c="8"/>}</text:p>
      <text:p text:style-name="P23"><text:s text:c="8"/>close(fd[0]);</text:p>
      <text:p text:style-name="P23"><text:s text:c="8"/>return 0;</text:p>
      <text:p text:style-name="P23"/>
      <text:p text:style-name="P23"><text:s text:c="4"/>} else {</text:p>
      <text:p text:style-name="P23"><text:s text:c="8"/>char c = EOF;</text:p>
      <text:p text:style-name="P23"><text:s text:c="8"/>close(fd[0]);</text:p>
      <text:p text:style-name="P23"><text:s text:c="8"/>dup2(fd[1], 1);</text:p>
      <text:p text:style-name="P23"><text:s text:c="8"/>system(buf);</text:p>
      <text:p text:style-name="P23"><text:s text:c="8"/>write(1, &amp;c, 1);</text:p>
      <text:p text:style-name="P23"><text:s text:c="8"/>close(fd[1]);</text:p>
      <text:p text:style-name="P23"><text:s text:c="8"/>exit(0);</text:p>
      <text:p text:style-name="P23"><text:s text:c="4"/>}</text:p>
      <text:p text:style-name="P23">}</text:p>
      <text:p text:style-name="P19"/>
      <text:p text:style-name="P9"/>
      <text:p text:style-name="P9"><text:span text:style-name="T11">3</text:span>. <text:span text:style-name="T11">Протокол работы программы</text:span></text:p>
      <text:p text:style-name="P20"/>
      <text:p text:style-name="P24">anri@andrew-HP-250-G6:~/Documents/Github_repositories/OS_lab2/build$ ls</text:p>
      <text:p text:style-name="P24">CMakeCache.txt <text:s/>CMakeFiles <text:s/>cmake_install.cmake <text:s/>Makefile <text:s/>OS_lab2</text:p>
      <text:p text:style-name="P24">anri@andrew-HP-250-G6:~/Documents/Github_repositories/OS_lab2/build$ ./OS_lab2</text:p>
      <text:p text:style-name="P24">ls</text:p>
      <text:p text:style-name="P24">CMAKECACHE.TXT</text:p>
      <text:p text:style-name="P24">CMAKEFILES</text:p>
      <text:p text:style-name="P24">CMAKE_INSTALL.CMAKE</text:p>
      <text:p text:style-name="P24">MAKEFILE</text:p>
      <text:p text:style-name="P24">OS_LAB2</text:p>
      <text:p text:style-name="P24">anri@andrew-HP-250-G6:~/Documents/Github_repositories/OS_lab2/build$ pwd</text:p>
      <text:p text:style-name="P24">/home/anri/Documents/Github_repositories/OS_lab2/build</text:p>
      <text:p text:style-name="P24">anri@andrew-HP-250-G6:~/Documents/Github_repositories/OS_lab2/build$ ./OS_lab2</text:p>
      <text:p text:style-name="P24">pwd</text:p>
      <text:p text:style-name="P24">/HOME/ANRI/DOCUMENTS/GITHUB_REPOSITORIES/OS_LAB2/BUILD</text:p>
      <text:p text:style-name="P22"/>
      <text:p text:style-name="P9">5. Объяснение работы программы</text:p>
      <text:p text:style-name="P3"><text:tab/><text:span text:style-name="T12">Программа считывает из стандартного потока ввода команду интерпретатора командной строки в переменную buf, после чего создаёт пайп и дочерний процесс при помощи команды fork(). Далее программа делится на 2 основных блока: код родительского процесса, и код, исполняемый процессом-потомком. Родитель считывает из пайпа символы, при необходимости переводит строчные буквы в заглавные и выводит их через стандартный поток вывода. Процесс-потомок же при помощи команды dup2 заменяет дескриптор входа в пайп на дескриптор стандартного вывода, а затем вызывает команду, записанную в переменной buf. Результат этой команды благодаря замене </text:span><text:soft-page-break/><text:span text:style-name="T12">дескрипторов записывается в пайп для чтения родителем, а не выводится в терминал.</text:span></text:p>
      <text:p text:style-name="P4"><text:tab/></text:p>
      <text:p text:style-name="P9"/>
      <text:p text:style-name="P9"/>
      <text:p text:style-name="P9">Вывод</text:p>
      <text:p text:style-name="P3"><text:tab/><text:span text:style-name="T12">Проделав работу, я изучил основные принципы работы процессов в ОС Linux, научился пользоваться командами fork, pipe и dup2, создавать с их помощью подпроцессы, а также передавать данные между процесс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2:33:50.182058280</meta:creation-date>
    <dc:date>2019-10-18T00:37:03.387978833</dc:date>
    <meta:editing-duration>PT13M10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4" meta:paragraph-count="85" meta:word-count="377" meta:character-count="3295" meta:non-whitespace-character-count="2715"/>
  </office:meta>
</office:document-meta>
</file>